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roman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Helvetica1" fo:font-size="12pt" style:font-size-asian="12pt"/>
    </style:style>
    <style:style style:name="P2" style:family="paragraph" style:parent-style-name="Standard">
      <style:text-properties officeooo:paragraph-rsid="0004e71b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Helvetica1" fo:font-size="12pt" style:font-size-asian="12pt"/>
    </style:style>
    <style:style style:name="T2" style:family="text">
      <style:text-properties fo:color="#000000" style:font-name="Helvetica1" fo:font-size="12pt" officeooo:rsid="0004e71b" style:font-size-asian="12pt"/>
    </style:style>
    <style:style style:name="T3" style:family="text">
      <style:text-properties fo:color="#000000" style:font-name="Helvetica1" fo:font-size="12pt" officeooo:rsid="0005fe98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uestions </text:span><text:span text:style-name="T3">for OAC4L Video Interviews</text:span><text:span text:style-name="T1">:</text:span></text:p>
      <text:p text:style-name="P1"/>
      <text:p text:style-name="Standard"><text:span text:style-name="T1">Why did you </text:span><text:span text:style-name="T2">and/</text:span><text:span text:style-name="T1">or your </text:span><text:span text:style-name="T3">team and/or </text:span><text:span text:style-name="T1">organization decide to implement OpenAgile?</text:span></text:p>
      <text:p text:style-name="P1"/>
      <text:p text:style-name="Standard"><text:span text:style-name="T1">How did you and/or your organization go about implementing OpenAgile?</text:span></text:p>
      <text:p text:style-name="P1"/>
      <text:p text:style-name="Standard"><text:span text:style-name="T1">What was it like at the beginning?</text:span></text:p>
      <text:p text:style-name="P1"/>
      <text:p text:style-name="Standard"><text:span text:style-name="T1">What </text:span><text:span text:style-name="T2">have been </text:span><text:span text:style-name="T1">some of the challenges </text:span><text:span text:style-name="T2">for you personally and/or for your team</text:span><text:span text:style-name="T1">?</text:span></text:p>
      <text:p text:style-name="P1"/>
      <text:p text:style-name="Standard"><text:span text:style-name="T1">What have been the benefits?</text:span></text:p>
      <text:p text:style-name="P1"/>
      <text:p text:style-name="Standard"><text:span text:style-name="T1">What opportunities do you see for improving your effectiveness with OpenAgile?</text:span></text:p>
      <text:p text:style-name="Standard"><text:span text:style-name="T1"/></text:p>
      <text:p text:style-name="P2"><text:span text:style-name="T2">What is your advice </text:span><text:span text:style-name="T3">be </text:span><text:span text:style-name="T2">to an organization considering OpenAgile?</text:span></text:p>
      <text:p text:style-name="P1"/>
      <text:p text:style-name="Standard"><text:span text:style-name="T1">What is next for you </text:span><text:span text:style-name="T3">and</text:span><text:span text:style-name="T1">/</text:span><text:span text:style-name="T3">or your</text:span><text:span text:style-name="T1"> team </text:span><text:span text:style-name="T3">and</text:span><text:span text:style-name="T1">/</text:span><text:span text:style-name="T3">or organization</text:span><text:span text:style-name="T1">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1" svg:font-family="Helvetica" style:font-family-generic="roman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6:08:47</meta:creation-date>
    <dc:date>2013-04-25T16:46:43</dc:date>
    <meta:editing-duration>PT1M35S</meta:editing-duration>
    <meta:editing-cycles>1</meta:editing-cycles>
    <meta:document-statistic meta:table-count="0" meta:image-count="0" meta:object-count="0" meta:page-count="1" meta:paragraph-count="9" meta:word-count="84" meta:character-count="525" meta:non-whitespace-character-count="450"/>
    <meta:generator>LibreOffice/4.0.2.2$MacOSX_x86 LibreOffice_project/4c82dcdd6efcd48b1d8bba66bfe1989deee49c3</meta:generator>
  </office:meta>
</office:document-meta>
</file>